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4">
      <style:table-cell-properties fo:border="0.51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top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23">
      <style:table-cell-properties fo:border="0.51pt solid #000000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3">
          <table:table-cell table:style-name="ce1"/>
          <table:table-cell table:style-name="ce1" office:value-type="string" table:number-columns-spanned="9" table:number-rows-spanned="1">
            <text:p>Measurements taken from TLU front panel (mV) for indicated set value (mV)</text:p>
          </table:table-cell>
          <table:covered-table-cell table:number-columns-repeated="8" table:style-name="ce6"/>
          <table:table-cell table:style-name="ce1" office:value-type="string" table:number-columns-spanned="2" table:number-rows-spanned="1">
            <text:p>Errors</text:p>
          </table:table-cell>
          <table:covered-table-cell table:style-name="ce1"/>
        </table:table-row>
        <table:table-row table:style-name="ro3">
          <table:table-cell table:style-name="ce1" office:value-type="string">
            <text:p>PMT Chan</text:p>
          </table:table-cell>
          <table:table-cell table:style-name="ce1" table:formula="of:=[.$B9]/1000 *100" office:value-type="float" office:value="100">
            <text:p>100</text:p>
          </table:table-cell>
          <table:table-cell table:style-name="ce1" table:formula="of:=[.$B9]/1000 *200" office:value-type="float" office:value="200">
            <text:p>200</text:p>
          </table:table-cell>
          <table:table-cell table:style-name="ce1" table:formula="of:=[.$B9]/1000 *300" office:value-type="float" office:value="300">
            <text:p>300</text:p>
          </table:table-cell>
          <table:table-cell table:style-name="ce1" table:formula="of:=[.$B9]/1000 *400" office:value-type="float" office:value="400">
            <text:p>400</text:p>
          </table:table-cell>
          <table:table-cell table:style-name="ce1" table:formula="of:=[.$B9]/1000 *500" office:value-type="float" office:value="500">
            <text:p>500</text:p>
          </table:table-cell>
          <table:table-cell table:style-name="ce1" table:formula="of:=[.$B9]/1000 *600" office:value-type="float" office:value="600">
            <text:p>600</text:p>
          </table:table-cell>
          <table:table-cell table:style-name="ce1" table:formula="of:=[.$B9]/1000 *700" office:value-type="float" office:value="700">
            <text:p>700</text:p>
          </table:table-cell>
          <table:table-cell table:style-name="ce1" table:formula="of:=[.$B9]/1000 *800" office:value-type="float" office:value="800">
            <text:p>800</text:p>
          </table:table-cell>
          <table:table-cell table:style-name="ce1" table:formula="of:=[.$B9]/1000 *900" office:value-type="float" office:value="900">
            <text:p>900</text:p>
          </table:table-cell>
          <table:table-cell table:style-name="ce1" office:value-type="string">
            <text:p>Gain</text:p>
          </table:table-cell>
          <table:table-cell table:style-name="ce1" office:value-type="string">
            <text:p>Offset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3" office:value-type="float" office:value="100.3">
            <text:p>100.3</text:p>
          </table:table-cell>
          <table:table-cell table:style-name="ce3" office:value-type="float" office:value="200.2">
            <text:p>200.2</text:p>
          </table:table-cell>
          <table:table-cell table:style-name="ce3" office:value-type="float" office:value="300.4">
            <text:p>300.4</text:p>
          </table:table-cell>
          <table:table-cell table:style-name="ce3" office:value-type="float" office:value="401">
            <text:p>401.0</text:p>
          </table:table-cell>
          <table:table-cell table:style-name="ce3" office:value-type="float" office:value="500.5">
            <text:p>500.5</text:p>
          </table:table-cell>
          <table:table-cell table:style-name="ce3" office:value-type="float" office:value="600.8">
            <text:p>600.8</text:p>
          </table:table-cell>
          <table:table-cell table:style-name="ce3" office:value-type="float" office:value="701.6">
            <text:p>701.6</text:p>
          </table:table-cell>
          <table:table-cell table:style-name="ce3" office:value-type="float" office:value="801">
            <text:p>801.0</text:p>
          </table:table-cell>
          <table:table-cell table:style-name="ce3" office:value-type="float" office:value="901">
            <text:p>901.0</text:p>
          </table:table-cell>
          <table:table-cell table:style-name="ce8" table:formula="of:=SLOPE([.B3:.J3];[.$B$2:.$J$2])" office:value-type="float" office:value="1.00123333333333">
            <text:p>1.0012</text:p>
          </table:table-cell>
          <table:table-cell table:style-name="ce8" table:formula="of:=INTERCEPT([.B3:.J3];[.$B$2:.$J$2])" office:value-type="float" office:value="0.138888888888744">
            <text:p>0.1389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office:value-type="float" office:value="92.1">
            <text:p>92.1</text:p>
          </table:table-cell>
          <table:table-cell table:style-name="ce3" office:value-type="float" office:value="192">
            <text:p>192.0</text:p>
          </table:table-cell>
          <table:table-cell table:style-name="ce3" office:value-type="float" office:value="291.3">
            <text:p>291.3</text:p>
          </table:table-cell>
          <table:table-cell table:style-name="ce3" office:value-type="float" office:value="391.8">
            <text:p>391.8</text:p>
          </table:table-cell>
          <table:table-cell table:style-name="ce3" office:value-type="float" office:value="490.6">
            <text:p>490.6</text:p>
          </table:table-cell>
          <table:table-cell table:style-name="ce3" office:value-type="float" office:value="589.8">
            <text:p>589.8</text:p>
          </table:table-cell>
          <table:table-cell table:style-name="ce3" office:value-type="float" office:value="689.8">
            <text:p>689.8</text:p>
          </table:table-cell>
          <table:table-cell table:style-name="ce3" office:value-type="float" office:value="789.1">
            <text:p>789.1</text:p>
          </table:table-cell>
          <table:table-cell table:style-name="ce3" office:value-type="float" office:value="889.3">
            <text:p>889.3</text:p>
          </table:table-cell>
          <table:table-cell table:style-name="ce8" table:formula="of:=SLOPE([.B4:.J4];[.$B$2:.$J$2])" office:value-type="float" office:value="0.99585">
            <text:p>0.9959</text:p>
          </table:table-cell>
          <table:table-cell table:style-name="ce8" table:formula="of:=INTERCEPT([.B4:.J4];[.$B$2:.$J$2])" office:value-type="float" office:value="-7.28055555555557">
            <text:p>-7.2806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office:value-type="float" office:value="97.9">
            <text:p>97.9</text:p>
          </table:table-cell>
          <table:table-cell table:style-name="ce3" office:value-type="float" office:value="197.2">
            <text:p>197.2</text:p>
          </table:table-cell>
          <table:table-cell table:style-name="ce3" office:value-type="float" office:value="296.5">
            <text:p>296.5</text:p>
          </table:table-cell>
          <table:table-cell table:style-name="ce3" office:value-type="float" office:value="398">
            <text:p>398.0</text:p>
          </table:table-cell>
          <table:table-cell table:style-name="ce3" office:value-type="float" office:value="497.5">
            <text:p>497.5</text:p>
          </table:table-cell>
          <table:table-cell table:style-name="ce3" office:value-type="float" office:value="597.1">
            <text:p>597.1</text:p>
          </table:table-cell>
          <table:table-cell table:style-name="ce3" office:value-type="float" office:value="697.6">
            <text:p>697.6</text:p>
          </table:table-cell>
          <table:table-cell table:style-name="ce3" office:value-type="float" office:value="797">
            <text:p>797.0</text:p>
          </table:table-cell>
          <table:table-cell table:style-name="ce3" office:value-type="float" office:value="897.1">
            <text:p>897.1</text:p>
          </table:table-cell>
          <table:table-cell table:style-name="ce8" table:formula="of:=SLOPE([.B5:.J5];[.$B$2:.$J$2])" office:value-type="float" office:value="0.999583333333333">
            <text:p>0.9996</text:p>
          </table:table-cell>
          <table:table-cell table:style-name="ce8" table:formula="of:=INTERCEPT([.B5:.J5];[.$B$2:.$J$2])" office:value-type="float" office:value="-2.46944444444455">
            <text:p>-2.4694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3" office:value-type="float" office:value="104.2">
            <text:p>104.2</text:p>
          </table:table-cell>
          <table:table-cell table:style-name="ce3" office:value-type="float" office:value="203.4">
            <text:p>203.4</text:p>
          </table:table-cell>
          <table:table-cell table:style-name="ce3" office:value-type="float" office:value="303.6">
            <text:p>303.6</text:p>
          </table:table-cell>
          <table:table-cell table:style-name="ce3" office:value-type="float" office:value="404.1">
            <text:p>404.1</text:p>
          </table:table-cell>
          <table:table-cell table:style-name="ce3" office:value-type="float" office:value="504">
            <text:p>504.0</text:p>
          </table:table-cell>
          <table:table-cell table:style-name="ce3" office:value-type="float" office:value="603.2">
            <text:p>603.2</text:p>
          </table:table-cell>
          <table:table-cell table:style-name="ce3" office:value-type="float" office:value="703.5">
            <text:p>703.5</text:p>
          </table:table-cell>
          <table:table-cell table:style-name="ce3" office:value-type="float" office:value="803.1">
            <text:p>803.1</text:p>
          </table:table-cell>
          <table:table-cell table:style-name="ce3" office:value-type="float" office:value="902.5">
            <text:p>902.5</text:p>
          </table:table-cell>
          <table:table-cell table:style-name="ce8" table:formula="of:=SLOPE([.B6:.J6];[.$B$2:.$J$2])" office:value-type="float" office:value="0.998533333333333">
            <text:p>0.9985</text:p>
          </table:table-cell>
          <table:table-cell table:style-name="ce8" table:formula="of:=INTERCEPT([.B6:.J6];[.$B$2:.$J$2])" office:value-type="float" office:value="4.24444444444447">
            <text:p>4.2444</text:p>
          </table:table-cell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style-name="ce2" office:value-type="string">
            <text:p>Vref (mV)=</text:p>
          </table:table-cell>
          <table:table-cell table:style-name="ce4" office:value-type="float" office:value="1000">
            <text:p>1000</text:p>
          </table:table-cell>
          <table:table-cell table:style-name="ce2" office:value-type="string">
            <text:p># bits =</text:p>
          </table:table-cell>
          <table:table-cell table:style-name="ce4" office:value-type="float" office:value="10">
            <text:p>10</text:p>
          </table:table-cell>
          <table:table-cell table:style-name="ce2" office:value-type="string">
            <text:p>Vlsb (mV)=</text:p>
          </table:table-cell>
          <table:table-cell table:style-name="ce7" table:formula="of:=[.$B9]/(2^[.$D9])" office:value-type="float" office:value="0.9765625">
            <text:p>0.9766</text:p>
          </table:table-cell>
          <table:table-cell table:number-columns-repeated="6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table:style-name="ce5" office:value-type="string" table:number-columns-spanned="6" table:number-rows-spanned="28">
            <text:p><text:span text:style-name="T1">Instructions:</text:span></text:p>
            <text:p/>
            <text:p>Make sure the Vref value is correct (an unmodified TLU will be 1000mV, and</text:p>
            <text:p>if LC1 is cut and LO1 is jumpered it will be 2000mV). The number of bits for a</text:p>
            <text:p>standard TLU’s Vcntl DAC is 10 (it uses the AD5316 chip). The Vlsb (the</text:p>
            <text:p>smallest difference between two DAC bit codes) is calculated. Once calibration</text:p>
            <text:p>is done, the error should generally be no more than +/-1/2Vlsb. Once the</text:p>
            <text:p>above information is filled-in/correct, then for each of the four PMT channels, take</text:p>
            <text:p>the nine measurements per channel by specifying that voltage in the EUDAQ</text:p>
            <text:p>configuration file, or by using the TLUControl.exe program. To use the EUDAQ</text:p>
            <text:p>configuration file, make a copy of a working configuration file to use while filling</text:p>
            <text:p>in this spreadsheet, ensure that no individual PMTs have a specified control</text:p>
            <text:p>voltage set (i.e. make sure that PMTVcntl1 through PMTVcntl4 are not present</text:p>
            <text:p>in the configuration file), set the PMTVcntl parameter to the value desired to fill</text:p>
            <text:p>in a column in the above spreadsheet (i.e. PMTVcntl = 100 ... it will set all the</text:p>
            <text:p>PMTs to the same control voltage). Measure each of the four PMT channels’</text:p>
            <text:p>PMT control voltages on the front panel LEMO connector (pin 3) for each of the</text:p>
            <text:p>control voltage settings in the spreadsheet (this is setting the voltage 9 times</text:p>
            <text:p>and taking 4 x 9 = 36 measurements, but it should only need to be done once</text:p>
            <text:p>or at most when calibration is absolutely required for an experiment, so don’t</text:p>
            <text:p>be overwhelmed at the prospect). Mark down the measured values in the</text:p>
            <text:p>matching row and column of the spreadsheet. To use the TLUControl.exe program,</text:p>
            <text:p>just use the “TLUControl.exe -q -pv &lt;control voltage value&gt;” invocation for each</text:p>
            <text:p>of the nine columns (100 through 900 in steps of 100mV), and enter the measured</text:p>
            <text:p>values into the spreadsheet. The Gain Error and Offset Error will be calculated</text:p>
            <text:p>for each of the PMT control voltage channels. Enter these 8 values into all of your</text:p>
            <text:p>configuration files (they can’t be used with the TLUControl.exe program) using the</text:p>
            <text:p>PMTGainError1 through PMTGainError4, and PMTOffsetError1 through</text:p>
            <text:p>PMTOffsetError4 parameters. These values will be applied to correct the DAC.</text:p>
          </table:table-cell>
          <table:covered-table-cell table:number-columns-repeated="5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  <table:table-row table:style-name="ro2">
          <table:table-cell/>
          <table:covered-table-cell table:number-columns-repeated="6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10/31/2013</text:date>, <text:time>16:2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Botte</meta:initial-creator>
    <meta:creation-date>2013-10-25T16:51:40.40</meta:creation-date>
    <meta:generator>LibreOffice/3.4$Unix LibreOffice_project/340m1$Build-502</meta:generator>
    <dc:date>2013-10-31T16:21:56</dc:date>
    <dc:creator>EUDET Telescope</dc:creator>
    <meta:editing-duration>P3DT5H54M15S</meta:editing-duration>
    <meta:editing-cycles>5</meta:editing-cycles>
    <meta:document-statistic meta:table-count="3" meta:cell-count="69" meta:object-count="0"/>
  </office:meta>
</office:document-meta>
</file>